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style-name="Default"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and</text:p>
          </table:table-cell>
          <table:table-cell table:style-name="Default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rick</text:p>
          </table:table-cell>
          <table:table-cell table:style-name="Default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table:style-name="Default"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ap</text:p>
          </table:table-cell>
          <table:table-cell table:style-name="Default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table:style-name="Default"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table:style-name="Default"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rong</text:p>
          </table:table-cell>
          <table:table-cell table:style-name="Default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ur</text:p>
          </table:table-cell>
          <table:table-cell table:style-name="Default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stripe</text:p>
          </table:table-cell>
          <table:table-cell table:style-name="Default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ide</text:p>
          </table:table-cell>
          <table:table-cell table:style-name="Default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wild</text:p>
          </table:table-cell>
          <table:table-cell table:style-name="Default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unt</text:p>
          </table:table-cell>
          <table:table-cell table:style-name="Default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</text:p>
          </table:table-cell>
          <table:table-cell table:style-name="Default" office:value-type="string">
            <text:p>soil</text:p>
          </table:table-cell>
          <table:table-cell office:value-type="string">
            <text:p>dirt, brown stuff that plants live in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table:style-name="Default" office:value-type="string">
            <text:p>sprink-le</text:p>
          </table:table-cell>
          <table:table-cell office:value-type="string">
            <text:p>to drop a little bit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</text:p>
          </table:table-cell>
          <table:table-cell table:style-name="Default" office:value-type="string">
            <text:p>jug</text:p>
          </table:table-cell>
          <table:table-cell office:value-type="string">
            <text:p>a big ja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ow</text:p>
          </table:table-cell>
          <table:table-cell table:style-name="Default" office:value-type="string">
            <text:p>grow</text:p>
          </table:table-cell>
          <table:table-cell office:value-type="string">
            <text:p>to get bigge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le</text:p>
          </table:table-cell>
          <table:table-cell table:style-name="Default" office:value-type="string">
            <text:p>hole</text:p>
          </table:table-cell>
          <table:table-cell office:value-type="string">
            <text:p>a part that is missin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ose</text:p>
          </table:table-cell>
          <table:table-cell table:style-name="Default" office:value-type="string">
            <text:p>loose</text:p>
          </table:table-cell>
          <table:table-cell office:value-type="string">
            <text:p>not tight, easy to move or easy to take off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ngue</text:p>
          </table:table-cell>
          <table:table-cell table:style-name="Default" office:value-type="string">
            <text:p>tongue</text:p>
          </table:table-cell>
          <table:table-cell office:value-type="string">
            <text:p>the muscle in your mouth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table:style-name="Default" office:value-type="string">
            <text:p>wig-gle</text:p>
          </table:table-cell>
          <table:table-cell office:value-type="string">
            <text:p>to move side to side a little bi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table:style-name="Default" office:value-type="string">
            <text:p>fing-er</text:p>
          </table:table-cell>
          <table:table-cell office:value-type="string">
            <text:p>five things on your hand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table:style-name="Default" office:value-type="string">
            <text:p>shi-ny</text:p>
          </table:table-cell>
          <table:table-cell office:value-type="string">
            <text:p>to have light coming off of i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table:style-name="Default" office:value-type="string">
            <text:p>pre-dict</text:p>
          </table:table-cell>
          <table:table-cell office:value-type="string">
            <text:p>to think about and guess the futur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table:style-name="Default" office:value-type="string">
            <text:p>creep-y</text:p>
          </table:table-cell>
          <table:table-cell office:value-type="string">
            <text:p>scary, makes you feel unhappy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f</text:p>
          </table:table-cell>
          <table:table-cell table:style-name="Default" office:value-type="string">
            <text:p>leaf</text:p>
          </table:table-cell>
          <table:table-cell office:value-type="string">
            <text:p>a flat green part of a plant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em</text:p>
          </table:table-cell>
          <table:table-cell table:style-name="Default" office:value-type="string">
            <text:p>stem</text:p>
          </table:table-cell>
          <table:table-cell office:value-type="string">
            <text:p>a long brown part of a plant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ing</text:p>
          </table:table-cell>
          <table:table-cell table:style-name="Default" office:value-type="string">
            <text:p>sting</text:p>
          </table:table-cell>
          <table:table-cell office:value-type="string">
            <text:p>to get hurt by a bee or other bug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rm</text:p>
          </table:table-cell>
          <table:table-cell table:style-name="Default" office:value-type="string">
            <text:p>harm</text:p>
          </table:table-cell>
          <table:table-cell office:value-type="string">
            <text:p>to hurt someon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isp</text:p>
          </table:table-cell>
          <table:table-cell table:style-name="Default" office:value-type="string">
            <text:p>crisp</text:p>
          </table:table-cell>
          <table:table-cell office:value-type="string">
            <text:p>hard, easy to break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table:style-name="Default" office:value-type="string">
            <text:p>en-joy</text:p>
          </table:table-cell>
          <table:table-cell office:value-type="string">
            <text:p>to have fu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table:style-name="Default" office:value-type="string">
            <text:p>stick-y</text:p>
          </table:table-cell>
          <table:table-cell office:value-type="string">
            <text:p>to feel like something is glu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table:style-name="Default" office:value-type="string">
            <text:p>auth-or</text:p>
          </table:table-cell>
          <table:table-cell office:value-type="string">
            <text:p>a person who writes a story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table:style-name="Default" office:value-type="string">
            <text:p>de-scribe</text:p>
          </table:table-cell>
          <table:table-cell office:value-type="string">
            <text:p>to talk about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table:style-name="Default" office:value-type="string">
            <text:p>com-pare</text:p>
          </table:table-cell>
          <table:table-cell office:value-type="string">
            <text:p>to see how two things are the sam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table:style-name="Default" office:value-type="string">
            <text:p>fa-vor-ite</text:p>
          </table:table-cell>
          <table:table-cell office:value-type="string">
            <text:p>the one you like the most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table:style-name="Default" office:value-type="string">
            <text:p>pitch-er</text:p>
          </table:table-cell>
          <table:table-cell office:value-type="string">
            <text:p>a person who throws a ball in a baseball gam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table:style-name="Default" office:value-type="string">
            <text:p>clos-et</text:p>
          </table:table-cell>
          <table:table-cell office:value-type="string">
            <text:p>a small room where you keep clothes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table:style-name="Default" office:value-type="string">
            <text:p>col-lec-tion</text:p>
          </table:table-cell>
          <table:table-cell office:value-type="string">
            <text:p>many things that are similar you keep for fu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lid</text:p>
          </table:table-cell>
          <table:table-cell office:value-type="string">
            <text:p>the top of a bucket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when you go somewhere fun for a few days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trip</text:p>
          </table:table-cell>
          <table:table-cell office:value-type="string">
            <text:p>to go somewhere else and come back after some tim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choose</text:p>
          </table:table-cell>
          <table:table-cell office:value-type="string">
            <text:p>to pick on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a train that goes underground, MRT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cloth on your bed that keeps you warm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fresh</text:p>
          </table:table-cell>
          <table:table-cell office:value-type="string">
            <text:p>new and good to eat or good to use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the only one, hard to find others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traw</text:p>
          </table:table-cell>
          <table:table-cell office:value-type="string">
            <text:p>a long stick you can drink from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office:value-type="string">
            <text:p>bask-et</text:p>
          </table:table-cell>
          <table:table-cell office:value-type="string">
            <text:p>a hard bag for carrying things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office:value-type="string">
            <text:p>mark-et</text:p>
          </table:table-cell>
          <table:table-cell office:value-type="string">
            <text:p>a place where you can buy a lot of different things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office:value-type="string">
            <text:p>case</text:p>
          </table:table-cell>
          <table:table-cell office:value-type="string">
            <text:p>something you have to do, something you are doing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ack</text:p>
          </table:table-cell>
          <table:table-cell office:value-type="string">
            <text:p>a basket that is hanging on a wall or on legs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rumb</text:p>
          </table:table-cell>
          <table:table-cell office:value-type="string">
            <text:p>a small piece of bread or cookies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ug</text:p>
          </table:table-cell>
          <table:table-cell office:value-type="string">
            <text:p>a cloth that covers the floor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mooth</text:p>
          </table:table-cell>
          <table:table-cell office:value-type="string">
            <text:p>no hills or bumps, good to feel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count</text:p>
          </table:table-cell>
          <table:table-cell office:value-type="string">
            <text:p>to try to see how many things there ar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ort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office:value-type="string">
            <text:p>pock-et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coin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office:value-type="string">
            <text:p>but-ton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office:value-type="string">
            <text:p>zip-per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each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pour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office:value-type="string">
            <text:p>crack-er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ub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office:value-type="string">
            <text:p>char-act-er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wet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hug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office:value-type="string">
            <text:p>ro-dent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paw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office:value-type="string">
            <text:p>un-der-ground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office:value-type="string">
            <text:p>skin-ny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office:value-type="string">
            <text:p>bod-y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office:value-type="string">
            <text:p>u-su-al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office:value-type="string">
            <text:p>nib-bl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hase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office:value-type="string">
            <text:p>for-ev-er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band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tube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office:value-type="string">
            <text:p>sti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lu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office:value-type="string">
            <text:p>tri-ang-l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office:value-type="string">
            <text:p>for-es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brigh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hick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ond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splash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office:value-type="string">
            <text:p>re-cess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office:value-type="string">
            <text:p>play-ground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office:value-type="string">
            <text:p>in-a-row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ar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climb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office:value-type="string">
            <text:p>act-u-al-ly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office:value-type="string">
            <text:p>u-niqu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office:value-type="string">
            <text:p>mam-mal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breath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ung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office:value-type="string">
            <text:p>sur-pris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office:value-type="string">
            <text:p>set-up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office:value-type="string">
            <text:p>frost-ing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bench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office:value-type="string">
            <text:p>ti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office:value-type="string">
            <text:p>nap-kin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office:value-type="string">
            <text:p>set-ting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scar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ive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crack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et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office:value-type="string">
            <text:p>back-and-fort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branc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clap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rub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hard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shake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wish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i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lif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stuck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ew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push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office:value-type="string">
            <text:p>ge-ni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turn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vas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office:value-type="string">
            <text:p>bot-tle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office:value-type="string">
            <text:p>be-gin-ning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uil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office:value-type="string">
            <text:p>sea-shell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eed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j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office:value-type="string">
            <text:p>mid-dl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dull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beak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office:value-type="string">
            <text:p>ost-rich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office:value-type="string">
            <text:p>col-or-ful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office:value-type="string">
            <text:p>in-vis-i-b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office:value-type="string">
            <text:p>troub-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office:value-type="string">
            <text:p>pun-ish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office:value-type="string">
            <text:p>re-ply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stan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mu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ell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office:value-type="string">
            <text:p>ex-act-ly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div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ar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hatch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arm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office:value-type="string">
            <text:p>sta-ble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office:value-type="string">
            <text:p>fluf-fy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09/03/2020</text:date>, <text:time>00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10S</meta:editing-duration>
    <meta:editing-cycles>9</meta:editing-cycles>
    <meta:generator>OpenOffice/4.1.6$Win32 OpenOffice.org_project/416m1$Build-9790</meta:generator>
    <dc:date>2020-09-03T00:14:19.98</dc:date>
    <meta:document-statistic meta:table-count="3" meta:cell-count="576" meta:object-count="0"/>
    <meta:user-defined meta:name="Info 1"/>
    <meta:user-defined meta:name="Info 2"/>
    <meta:user-defined meta:name="Info 3"/>
    <meta:user-defined meta:name="Info 4"/>
  </office:meta>
</office:document-meta>
</file>